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P3" style:parent-style-name="Standaard" style:family="paragraph">
      <style:text-properties fo:font-weight="bold" style:font-weight-asian="bold" style:font-weight-complex="bold"/>
    </style:style>
    <style:style style:name="T4" style:parent-style-name="Standaardalinea-lettertype" style:family="text">
      <style:text-properties fo:font-weight="bold" style:font-weight-asian="bold" style:font-weight-complex="bold"/>
    </style:style>
    <style:style style:name="P5" style:parent-style-name="Standaard" style:family="paragraph">
      <style:text-properties fo:font-weight="bold" style:font-weight-asian="bold" style:font-weight-complex="bold"/>
    </style:style>
    <style:style style:name="T6" style:parent-style-name="Standaardalinea-lettertype" style:family="text">
      <style:text-properties fo:font-weight="bold" style:font-weight-asian="bold" style:font-weight-complex="bold"/>
    </style:style>
    <style:style style:name="P7" style:parent-style-name="Standaard" style:family="paragraph">
      <style:text-properties fo:font-weight="bold" style:font-weight-asian="bold" style:font-weight-complex="bold"/>
    </style:style>
    <style:style style:name="T8" style:parent-style-name="Standaardalinea-lettertype" style:family="text">
      <style:text-properties fo:font-weight="bold" style:font-weight-asian="bold" style:font-weight-complex="bold"/>
    </style:style>
    <style:style style:name="P9" style:parent-style-name="Standaard" style:family="paragraph">
      <style:text-properties fo:font-weight="bold" style:font-weight-asian="bold" style:font-weight-complex="bold"/>
    </style:style>
    <style:style style:name="T10" style:parent-style-name="Standaardalinea-lettertype" style:family="text">
      <style:text-properties fo:font-weight="bold" style:font-weight-asian="bold" style:font-weight-complex="bold"/>
    </style:style>
    <style:style style:name="P11" style:parent-style-name="Standaard" style:family="paragraph">
      <style:text-properties fo:font-weight="bold" style:font-weight-asian="bold" style:font-weight-complex="bold"/>
    </style:style>
    <style:style style:name="T12" style:parent-style-name="Standaardalinea-lettertype" style:family="text">
      <style:text-properties fo:font-weight="bold" style:font-weight-asian="bold" style:font-weight-complex="bold"/>
    </style:style>
    <style:style style:name="P13" style:parent-style-name="Standaard" style:family="paragraph">
      <style:text-properties fo:font-weight="bold" style:font-weight-asian="bold" style:font-weight-complex="bold"/>
    </style:style>
    <style:style style:name="P14" style:parent-style-name="Standaard" style:family="paragraph">
      <style:text-properties fo:font-weight="bold" style:font-weight-asian="bold" style:font-weight-complex="bold"/>
    </style:style>
    <style:style style:name="P15" style:parent-style-name="Standaard" style:family="paragraph">
      <style:text-properties fo:font-weight="bold" style:font-weight-asian="bold" style:font-weight-complex="bold"/>
    </style:style>
    <style:style style:name="T16" style:parent-style-name="Standaardalinea-lettertype" style:family="text">
      <style:text-properties fo:font-weight="bold" style:font-weight-asian="bold" style:font-weight-complex="bold"/>
    </style:style>
    <style:style style:name="P17" style:parent-style-name="Standaard" style:family="paragraph">
      <style:text-properties fo:font-weight="bold" style:font-weight-asian="bold" style:font-weight-complex="bold"/>
    </style:style>
    <style:style style:name="T18" style:parent-style-name="Standaardalinea-lettertype" style:family="text">
      <style:text-properties fo:font-weight="bold" style:font-weight-asian="bold" style:font-weight-complex="bold"/>
    </style:style>
    <style:style style:name="P19" style:parent-style-name="Standaard" style:family="paragraph">
      <style:text-properties fo:font-weight="bold" style:font-weight-asian="bold" style:font-weight-complex="bold"/>
    </style:style>
    <style:style style:name="T20" style:parent-style-name="Standaardalinea-lettertype" style:family="text">
      <style:text-properties fo:font-weight="bold" style:font-weight-asian="bold" style:font-weight-complex="bold"/>
    </style:style>
    <style:style style:name="P21" style:parent-style-name="Standaard" style:family="paragraph">
      <style:text-properties fo:font-weight="bold" style:font-weight-asian="bold" style:font-weight-complex="bold"/>
    </style:style>
    <style:style style:name="T22" style:parent-style-name="Standaardalinea-lettertype" style:family="text">
      <style:text-properties fo:font-weight="bold" style:font-weight-asian="bold" style:font-weight-complex="bold"/>
    </style:style>
    <style:style style:name="P23" style:parent-style-name="Standaard" style:family="paragraph">
      <style:text-properties fo:font-weight="bold" style:font-weight-asian="bold" style:font-weight-complex="bold"/>
    </style:style>
    <style:style style:name="T24" style:parent-style-name="Standaardalinea-lettertype" style:family="text">
      <style:text-properties fo:font-weight="bold" style:font-weight-asian="bold" style:font-weight-complex="bold"/>
    </style:style>
    <style:style style:name="T25" style:parent-style-name="Standaardalinea-lettertype" style:family="text">
      <style:text-properties fo:language="en" fo:country="BE"/>
    </style:style>
    <style:style style:name="T26" style:parent-style-name="Standaardalinea-lettertype" style:family="text">
      <style:text-properties fo:font-weight="bold" style:font-weight-asian="bold" style:font-weight-complex="bold"/>
    </style:style>
    <style:style style:name="T27" style:parent-style-name="Standaardalinea-lettertype" style:family="text">
      <style:text-properties fo:font-weight="bold" style:font-weight-asian="bold" style:font-weight-complex="bold" fo:language="en" fo:country="BE"/>
    </style:style>
    <style:style style:name="T28" style:parent-style-name="Standaardalinea-lettertype" style:family="text">
      <style:text-properties fo:font-weight="bold" style:font-weight-asian="bold" style:font-weight-complex="bold"/>
    </style:style>
    <style:style style:name="T29" style:parent-style-name="Standaardalinea-lettertype" style:family="text">
      <style:text-properties fo:font-weight="bold" style:font-weight-asian="bold" style:font-weight-complex="bold"/>
    </style:style>
    <style:style style:name="T30" style:parent-style-name="Standaardalinea-lettertype" style:family="text">
      <style:text-properties fo:language="en" fo:country="BE"/>
    </style:style>
    <style:style style:name="T31" style:parent-style-name="Standaardalinea-lettertype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LR 1. De professionele bachelor TI analyseert een probleem, vertaalt dit naar een IT-context en geeft de informatiebehoeften van een organisatie gestructureerd weer door gebruik te maken van analyse-<text:s/>en modelleringstechnieken.</text:p>
      <text:p text:style-name="Standaard"><text:span text:style-name="T2"><text:tab/></text:span>In onze opleiding zijn we vaak bezig met problemen op te lossen binnen de informatica<text:s/><text:tab/>wereld. Verschillende vakken zoals OOSA, BPM, TDM leer ons omgaan met<text:s/>analyseren,<text:s/><text:tab/>documenteren en evalueren van problemen/oplossingen. Dit<text:s/>met<text:s/>behulp<text:s/>van concepten en<text:s/><text:tab/>schema’s</text:p>
      <text:p text:style-name="P3">DLR 2. De professionele bachelor TI verzamelt en verwerkt proces- en datagegevens, slaat ze op en stelt ze ter beschikking, zodat deze op een correcte en efficiënte manier kunnen worden opgevraagd.</text:p>
      <text:p text:style-name="Standaard"><text:span text:style-name="T4"><text:tab/></text:span>Door vakken zoals databanken1/2 en dataquery zijn we zeker in contact gekomen met een<text:s/><text:tab/>heleboel gegevens waar we informatie konden uithalen. Door een groepswerk in dataquery<text:s/><text:tab/>hebben we ook onze eigen databank gemaakt met eigen gegevens. Met onze databank<text:s/><text:tab/>konden we aanduiden dat we onze data konden verwerken valideren en stockeren.</text:p>
      <text:p text:style-name="P5">DLR 3. De professionele bachelor TI ontwerpt, bouwt, documenteert en test kwalitatieve IT-oplossingen.</text:p>
      <text:p text:style-name="Standaard"><text:span text:style-name="T6"><text:tab/></text:span>Bij het OPO Software Testing hebben we de geleerd een brug te bouwen tussen Software<text:s/><text:tab/>devs en de business kant.<text:s/>Dit door het maken van testcases volgens een juiste algoritmen en<text:s/><text:tab/>frameworks. Deze testcases hebben wij dan ook zelf moeten testen voor ons eigen werk te<text:s/><text:tab/>te kunnen valideren. Tijdens Projectweek 1 van fase 2 was ik te pesroon die de story’s<text:s/><text:tab/><text:tab/>schreef voor de devolopers en deze ook testen na ontwikkeling.</text:p>
      <text:p text:style-name="P7">DLR 4. De professionele bachelor TI installeert, configureert, beveiligt, onderhoudt en ondersteunt IToplossingen en past ze indien nodig aan zodat ze blijven beantwoorden aan de veranderende behoeften van een organisatie.</text:p>
      <text:p text:style-name="Standaard"><text:span text:style-name="T8"><text:tab/></text:span>Een DLR waar ik zelf nog weinig in contact ben met gekomen. Bij OPO’s <text:s/>besturingssystemen<text:tab/>en databanken heb ik eigen systemen en databanken geconfigureerd en eventuele<text:s/><text:tab/><text:tab/>wijzigingen<text:s/>op toegepast. Het onderhouden van deze onderdelen hoorden daar ook bij.<text:s/></text:p>
      <text:p text:style-name="P9">DLR 5. De professionele bachelor TI handelt deontologisch en maatschappelijk verantwoord, conform bedrijfs- en organisatiecontext, best practices en strategieën vanuit eigen inzicht en kennis.</text:p>
      <text:p text:style-name="Standaard"><text:span text:style-name="T10"><text:tab/></text:span>Binnen de opleiding onder het OPO IT-rechten ben ik bewust van<text:s/>relevante wetgeving bij het<text:s/><text:tab/>uitwerken van IT-oplossingen.<text:s/>Binnen bepaalde projecten is ons ook op de vingers getikt om<text:s/><text:tab/>maatschappelijk en<text:s/>ethisch<text:s/>te wekt te gaan. Ook is ons<text:s/>verteld<text:s/>om met een economische bril<text:s/><text:tab/>te kijken. Wat zijn<text:s/>positieve<text:s/>en negatieve gevolgen van onze acties<text:s/>van onze ideeën.</text:p>
      <text:p text:style-name="P11">DLR 6. De professionele bachelor TI onderzoekt en evalueert kritisch bestaande en innovatieve IToplossingen</text:p>
      <text:p text:style-name="Standaard"><text:span text:style-name="T12"><text:tab/></text:span>Ben nog niet in aanmerking gekomen met deze DLR<text:s/></text:p>
      <text:p text:style-name="P13"/>
      <text:p text:style-name="P14"/>
      <text:soft-page-break/>
      <text:p text:style-name="P15">DLR 7. De professionele bachelor TI geeft advies over IT-oplossingen, - producten, -diensten en – technologieën voor verschillende domeinen en/of sectoren.</text:p>
      <text:p text:style-name="Standaard"><text:span text:style-name="T16"><text:tab/></text:span>Ook een DLR waar ik weinig in contact ben mee gekomen.<text:s/></text:p>
      <text:p text:style-name="P17">DLR 8. De professionele bachelor TI kan zelfstandig en in een multidisciplinair en/of multicultureel team een opdracht op projectmatige wijze aanpakken. De professionele bachelor TI kan eenvoudig leidinggevende taken uitvoeren en een projectplan ontwerpen, interpreteren, uitvoeren, aanpassen en toelichten.</text:p>
      <text:p text:style-name="Standaard"><text:span text:style-name="T18"><text:tab/></text:span>Een DLR die in veel opleidingsonderdelen aanbod kwam. Er waren genoeg groepswerken<text:s/><text:tab/>waar we 1 grote eindopdracht moesten afkrijgen binnen een tijdsmarge. Deze taak deelden<text:tab/>we natuurlijk in kleinere deeltaken. Deze verdeelden we dan onder ons team om zo efficiënt<text:tab/>mogelijk te werk te gaan. Ook in de projectweken werkten we als team aan ons einddoel.<text:s/></text:p>
      <text:p text:style-name="P19">DLR 9. De professionele bachelor TI communiceert minstens in het Nederlands en het Engels, mondeling en schriftelijk aangepast aan het doelpubliek.</text:p>
      <text:p text:style-name="Standaard"><text:span text:style-name="T20"><text:tab/></text:span>Tijdens het OPO OOSA was onze communicatie enkel en alleen in het Engels. Ook bij de<text:s/><text:tab/>Internationale IT week werd met de jury in het<text:s/>Engels<text:s/>gecommuniceerd.<text:s/>Engels geschreven<text:s/><text:tab/>verslagen werden dan ook verwacht. Engels en Nederlandse presentaties kwamen ook<text:s/><text:tab/><text:tab/>aanbod doorheen mijn studie.</text:p>
      <text:p text:style-name="P21">DLR 10. De professionele bachelor TI is zich bewust van de internationale context van het vakgebied.</text:p>
      <text:p text:style-name="Standaard"><text:span text:style-name="T22"><text:tab/></text:span>Binnen de opleiding hadden we een Internationale week waar ik ik contact kwam met<text:tab/>meertalige context.</text:p>
      <text:p text:style-name="P23">DLR 11. De professionele bachelor TI is ondernemend, neemt initiatief en reageert op nieuwe ontwikkelingen en toepassingsdomeinen.</text:p>
      <text:p text:style-name="Standaard"><text:span text:style-name="T24"><text:tab/></text:span>Binnen bepaalde<text:s/>opleiding onderdelen<text:s/>zijn er na groepsweken peer-evaluaties. Hierbij<text:s/><text:tab/>reflecteer ik op mijn eigen werkgedrag en op een ander i persoon binnen mijn team.<text:s/><text:tab/>Levenslang leren binnen de IT-sector is ook iets dat zal moeten gebeuren om bij te kunnen<text:s/><text:tab/>blijven draaien. Ook word ons geleerd om innovatief te zijn en kijken waar er lekjes zitten<text:tab/>binnen de IT-sector waar wij zelf<text:span text:style-name="T25"><text:s/></text:span>een kans kunnen grijpen.</text:p>
      <text:p text:style-name="Standaard"><text:span text:style-name="T26">DLR 12. De professionele bachelor TI ondersteunt</text:span><text:span text:style-name="T27"><text:s/></text:span><text:span text:style-name="T28">veranderingsprocessen bij ingebruikname van IT-oplossingen.</text:span></text:p>
      <text:p text:style-name="Standaard"><text:span text:style-name="T29"><text:tab/></text:span><text:span text:style-name="T30">Niet meteen in contact meegekomen da tik weet.</text:span></text:p>
      <text:p text:style-name="Standaard"><text:span text:style-name="T3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Dierckx</meta:initial-creator>
    <dc:creator>Daniel Dierckx</dc:creator>
    <meta:creation-date>2022-05-28T11:23:00Z</meta:creation-date>
    <dc:date>2022-05-28T14:52:00Z</dc:date>
    <meta:template xlink:href="Normal.dotm" xlink:type="simple"/>
    <meta:editing-cycles>2</meta:editing-cycles>
    <meta:editing-duration>PT12540S</meta:editing-duration>
    <meta:document-statistic meta:page-count="2" meta:paragraph-count="9" meta:word-count="763" meta:character-count="4952" meta:row-count="34" meta:non-whitespace-character-count="4198"/>
  </office:meta>
</office:document-meta>
</file>